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4000002B8445CD20915EBDF6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0 BT" svg:font-family="'Courier10 BT'" style:font-adornments="Roman" style:font-pitch="fixed"/>
    <style:font-face style:name="FreeMono" svg:font-family="FreeMono" style:font-adornments="粗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draw:auto-grow-height="true" fo:min-height="2.629cm"/>
    </style:style>
    <style:style style:name="pr5" style:family="presentation" style:parent-style-name="默认-outline1">
      <style:graphic-properties fo:min-height="10.413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FreeMono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normal" style:font-name-complex="Noto Sans CJK SC Regular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微信公众号接口开发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Oauth授权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 presentation:user-transformed="true">
          <draw:text-box>
            <text:p text:style-name="P3">Oauth简介</text:p>
          </draw:text-box>
        </draw:frame>
        <draw:frame presentation:style-name="pr5" draw:layer="layout" svg:width="25.199cm" svg:height="10.663cm" svg:x="1.4cm" svg:y="3.685cm" presentation:class="outline">
          <draw:text-box>
            <text:list text:style-name="L2">
              <text:list-item>
                <text:p>Oauth是一个开放授权的标准。最新的协议版本是2.0。Oauth2.0不向下兼容，Oauth1.0已废弃。</text:p>
              </text:list-item>
              <text:list-item>
                <text:p><text:span text:style-name="T1">Oauth</text:span><text:span text:style-name="T1">使用一个授权令牌让第三方应用访问用户在</text:span><text:span text:style-name="T1">某一网站的资源而不需要提供用户名和密码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Oauth历史</text:p>
          </draw:text-box>
        </draw:frame>
        <draw:frame presentation:style-name="pr5" draw:layer="layout" svg:width="25.199cm" svg:height="10.663cm" svg:x="1.4cm" svg:y="3.685cm" presentation:class="outline" presentation:user-transformed="true">
          <draw:text-box>
            <text:list text:style-name="L2">
              <text:list-item>
                <text:p>OAuth开始于2006年11月。<text:span text:style-name="T1">Ma.gnolia</text:span><text:span text:style-name="T1">网站</text:span><text:span text:style-name="T1">需要用户使用</text:span><text:span text:style-name="T1">OpenID</text:span><text:span text:style-name="T1">授权</text:span><text:span text:style-name="T1">Dashboard</text:span><text:span text:style-name="T1">应用程序</text:span>访问用户允许的资源。当时没有合适的标准，2007年4月成立了讨论组。</text:p>
              </text:list-item>
              <text:list-item>
                <text:p>2010年发布Oauth1.0。</text:p>
              </text:list-item>
              <text:list-item>
                <text:p>2012年发布Oauth2.0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 presentation:user-transformed="true">
          <draw:text-box>
            <text:p text:style-name="P3">Oauth基本流程</text:p>
          </draw:text-box>
        </draw:frame>
        <draw:frame draw:style-name="gr2" draw:text-style-name="P4" draw:layer="layout" svg:width="21.4cm" svg:height="12.263cm" svg:x="3cm" svg:y="3.237cm" presentation:class="graphic" presentation:user-transformed="true">
          <draw:image xlink:href="Pictures/10000201000004B4000002B8445CD20915EBDF6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 text:style-name="P3">第三方登录</text:p>
          </draw:text-box>
        </draw:frame>
        <draw:frame presentation:style-name="pr5" draw:layer="layout" svg:width="25.199cm" svg:height="10.663cm" svg:x="1.4cm" svg:y="3.685cm" presentation:class="outline">
          <draw:text-box>
            <text:list text:style-name="L2">
              <text:list-item>
                <text:p>登录网站时，经常会看到使用微信、QQ、新浪微博等进行登录的情况。</text:p>
              </text:list-item>
              <text:list-item>
                <text:p>这些平台实现了Oauth协议，某一网站如果申请了接口权限，就可以通过这些平台提供的服务作为第三方登录支持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0 BT" svg:font-family="'Courier10 BT'" style:font-adornments="Roman" style:font-pitch="fixed"/>
    <style:font-face style:name="FreeMono" svg:font-family="FreeMono" style:font-adornments="粗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CJK SC Regular" style:font-family-complex="'Noto Sans CJK SC Regular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粗体" style:font-family-generic="modern" style:font-pitch="fixed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粗体" style:font-family-generic="modern" style:font-pitch="fixed" fo:font-size="40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629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10.663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2T16:56:33.035510476</meta:creation-date>
    <dc:date>2019-02-14T16:15:31.219514935</dc:date>
    <meta:editing-duration>PT7H51M40S</meta:editing-duration>
    <meta:editing-cycles>64</meta:editing-cycles>
    <meta:generator>LibreOffice/6.0.7.3$Linux_X86_64 LibreOffice_project/00m0$Build-3</meta:generator>
    <meta:document-statistic meta:object-count="41"/>
  </office:meta>
</office:document-meta>
</file>